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1c78" officeooo:paragraph-rsid="000b1c78"/>
    </style:style>
    <style:style style:name="P2" style:family="paragraph" style:parent-style-name="Standard">
      <style:text-properties officeooo:rsid="000bc222" officeooo:paragraph-rsid="000bc222"/>
    </style:style>
    <style:style style:name="P3" style:family="paragraph" style:parent-style-name="Standard">
      <style:text-properties officeooo:rsid="000cd0ef" officeooo:paragraph-rsid="000cd0ef"/>
    </style:style>
    <style:style style:name="T1" style:family="text">
      <style:text-properties officeooo:rsid="000bc2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structures and algorithms</text:p>
      <text:p text:style-name="P1">Recursion:</text:p>
      <text:p text:style-name="P1">void Print(int n) {</text:p>
      <text:p text:style-name="P1"><text:tab/>if(n==0) {</text:p>
      <text:p text:style-name="P1"><text:tab/><text:tab/>return 0;</text:p>
      <text:p text:style-name="P1"><text:tab/>}</text:p>
      <text:p text:style-name="P1"><text:tab/>System.out.println(n + “ “);</text:p>
      <text:p text:style-name="P1"><text:tab/><text:span text:style-name="T1">return </text:span>Print(n-1);</text:p>
      <text:p text:style-name="P1">}</text:p>
      <text:p text:style-name="P2">Each recursive call holds memory of function</text:p>
      <text:p text:style-name="P2">It terminates when the base class is reached</text:p>
      <text:p text:style-name="P2">If we get infinite recursion, the program may run out of memory and gives stack overflow</text:p>
      <text:p text:style-name="P3">Generally iterative solutions are easier and efficient than recursive call because of overhead of memory in each function call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4T17:18:38.303233985</meta:creation-date>
    <dc:date>2021-04-24T17:30:30.858880992</dc:date>
    <meta:editing-duration>PT11M5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71" meta:character-count="434" meta:non-whitespace-character-count="370"/>
  </office:meta>
</office:document-meta>
</file>